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meta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Display" svg:font-family="'Aptos Display'" style:font-family-generic="swiss"/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26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4492in"/>
    </style:style>
    <style:style style:name="co4" style:family="table-column">
      <style:table-column-properties fo:break-before="auto" style:column-width="1.4992in"/>
    </style:style>
    <style:style style:name="co5" style:family="table-column">
      <style:table-column-properties fo:break-before="auto" style:column-width="2.2874in"/>
    </style:style>
    <style:style style:name="co6" style:family="table-column">
      <style:table-column-properties fo:break-before="auto" style:column-width="2.0992in"/>
    </style:style>
    <style:style style:name="co7" style:family="table-column">
      <style:table-column-properties fo:break-before="auto" style:column-width="1.0256in"/>
    </style:style>
    <style:style style:name="co8" style:family="table-column">
      <style:table-column-properties fo:break-before="auto" style:column-width="1.1291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4827in"/>
    </style:style>
    <style:style style:name="co13" style:family="table-column">
      <style:table-column-properties fo:break-before="auto" style:column-width="0.7299in"/>
    </style:style>
    <style:style style:name="co14" style:family="table-column">
      <style:table-column-properties fo:break-before="auto" style:column-width="1.53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Write_20_16MHz_20_Diag">
      <style:table-properties table:display="true" style:writing-mode="lr-tb"/>
    </style:style>
    <style:style style:name="ta3" style:family="table" style:master-page-name="PageStyle_5f_Write_20_8MHz_20_Diagrams">
      <style:table-properties table:display="true" style:writing-mode="lr-tb"/>
    </style:style>
    <style:style style:name="ta4" style:family="table" style:master-page-name="PageStyle_5f_Shift_20_16MHz">
      <style:table-properties table:display="true" style:writing-mode="lr-tb"/>
    </style:style>
    <style:style style:name="ta5" style:family="table" style:master-page-name="PageStyle_5f_Shift_20_8MHz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>
      <style:graphic-properties loext:decorative="false"/>
    </style:style>
    <style:style style:name="gr3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shapes>
          <draw:frame draw:z-index="0" draw:style-name="gr1" draw:text-style-name="P1" svg:width="6.2898in" svg:height="3.5413in" svg:x="11.9346in" svg:y="5.2902in">
            <draw:object draw:notify-on-update-of-ranges="data.J3:data.J11 data.K2:data.K2 data.K3:data.K11 data.L2:data.L2 data.L3:data.L11 data.M2:data.M2 data.M3:data.M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16369" table:default-cell-style-name="Default"/>
        <table:table-row table:style-name="ro1">
          <table:table-cell office:value-type="string" calcext:value-type="string">
            <text:p>WRITE (8MHz)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NO_OPERATIONS</text:p>
          </table:table-cell>
          <table:table-cell office:value-type="string" calcext:value-type="string">
            <text:p>NO_WORDS</text:p>
          </table:table-cell>
          <table:table-cell office:value-type="string" calcext:value-type="string">
            <text:p>CYCLES_DECODE</text:p>
          </table:table-cell>
          <table:table-cell office:value-type="string" calcext:value-type="string">
            <text:p>CYCLES_APPLY</text:p>
          </table:table-cell>
          <table:table-cell office:value-type="string" calcext:value-type="string">
            <text:p>CYCLES_DECODE_MULTOPS</text:p>
          </table:table-cell>
          <table:table-cell office:value-type="string" calcext:value-type="string">
            <text:p>CYCLES_APPLY_MULTOPS</text:p>
          </table:table-cell>
          <table:table-cell/>
          <table:table-cell office:value-type="string" calcext:value-type="string">
            <text:p>Total 8MHz</text:p>
          </table:table-cell>
          <table:table-cell office:value-type="string" calcext:value-type="string">
            <text:p>Total 16MHz</text:p>
          </table:table-cell>
          <table:table-cell office:value-type="string" calcext:value-type="string">
            <text:p>No. words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Target (3ms)</text:p>
          </table:table-cell>
          <table:table-cell table:number-columns-repeated="1637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21" calcext:value-type="float">
            <text:p>1221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table:formula="of:=[.C3]+[.D3]" office:value-type="float" office:value="1367" calcext:value-type="float">
            <text:p>1367</text:p>
          </table:table-cell>
          <table:table-cell table:formula="of:=[.C21]+[.D21]" office:value-type="float" office:value="1669" calcext:value-type="float">
            <text:p>1669</text:p>
          </table:table-cell>
          <table:table-cell office:value-type="float" office:value="1" calcext:value-type="float">
            <text:p>1</text:p>
          </table:table-cell>
          <table:table-cell table:formula="of:=[.H3]/8000000*1000" office:value-type="float" office:value="0.170875" calcext:value-type="float">
            <text:p>0.170875</text:p>
          </table:table-cell>
          <table:table-cell table:formula="of:=[.I3]/16000000*1000" office:value-type="float" office:value="0.1043125" calcext:value-type="float">
            <text:p>0.104312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/>
          <table:table-cell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14" calcext:value-type="float">
            <text:p>1514</text:p>
          </table:table-cell>
          <table:table-cell office:value-type="float" office:value="158" calcext:value-type="float">
            <text:p>158</text:p>
          </table:table-cell>
          <table:table-cell office:value-type="float" office:value="2389" calcext:value-type="float">
            <text:p>2389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C4]+[.D4]" office:value-type="float" office:value="1672" calcext:value-type="float">
            <text:p>1672</text:p>
          </table:table-cell>
          <table:table-cell table:formula="of:=[.C22]+[.D22]" office:value-type="float" office:value="2058" calcext:value-type="float">
            <text:p>2058</text:p>
          </table:table-cell>
          <table:table-cell office:value-type="float" office:value="2" calcext:value-type="float">
            <text:p>2</text:p>
          </table:table-cell>
          <table:table-cell table:formula="of:=[.H4]/8000000*1000" office:value-type="float" office:value="0.209" calcext:value-type="float">
            <text:p>0.209</text:p>
          </table:table-cell>
          <table:table-cell table:formula="of:=[.I4]/16000000*1000" office:value-type="float" office:value="0.128625" calcext:value-type="float">
            <text:p>0.128625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office:value-type="float" office:value="182" calcext:value-type="float">
            <text:p>182</text:p>
          </table:table-cell>
          <table:table-cell office:value-type="float" office:value="4725" calcext:value-type="float">
            <text:p>4725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C5]+[.D5]" office:value-type="float" office:value="2282" calcext:value-type="float">
            <text:p>2282</text:p>
          </table:table-cell>
          <table:table-cell table:formula="of:=[.C23]+[.D23]" office:value-type="float" office:value="2808" calcext:value-type="float">
            <text:p>2808</text:p>
          </table:table-cell>
          <table:table-cell office:value-type="float" office:value="4" calcext:value-type="float">
            <text:p>4</text:p>
          </table:table-cell>
          <table:table-cell table:formula="of:=[.H5]/8000000*1000" office:value-type="float" office:value="0.28525" calcext:value-type="float">
            <text:p>0.28525</text:p>
          </table:table-cell>
          <table:table-cell table:formula="of:=[.I5]/16000000*1000" office:value-type="float" office:value="0.1755" calcext:value-type="float">
            <text:p>0.1755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72" calcext:value-type="float">
            <text:p>3272</text:p>
          </table:table-cell>
          <table:table-cell office:value-type="float" office:value="230" calcext:value-type="float">
            <text:p>230</text:p>
          </table:table-cell>
          <table:table-cell office:value-type="float" office:value="9475" calcext:value-type="float">
            <text:p>9475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[.C6]+[.D6]" office:value-type="float" office:value="3502" calcext:value-type="float">
            <text:p>3502</text:p>
          </table:table-cell>
          <table:table-cell table:formula="of:=[.C24]+[.D24]" office:value-type="float" office:value="4308" calcext:value-type="float">
            <text:p>4308</text:p>
          </table:table-cell>
          <table:table-cell office:value-type="float" office:value="8" calcext:value-type="float">
            <text:p>8</text:p>
          </table:table-cell>
          <table:table-cell table:formula="of:=[.H6]/8000000*1000" office:value-type="float" office:value="0.43775" calcext:value-type="float">
            <text:p>0.43775</text:p>
          </table:table-cell>
          <table:table-cell table:formula="of:=[.I6]/16000000*1000" office:value-type="float" office:value="0.26925" calcext:value-type="float">
            <text:p>0.26925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616" calcext:value-type="float">
            <text:p>5616</text:p>
          </table:table-cell>
          <table:table-cell office:value-type="float" office:value="326" calcext:value-type="float">
            <text:p>326</text:p>
          </table:table-cell>
          <table:table-cell office:value-type="float" office:value="18870" calcext:value-type="float">
            <text:p>18870</text:p>
          </table:table-cell>
          <table:table-cell office:value-type="float" office:value="986" calcext:value-type="float">
            <text:p>986</text:p>
          </table:table-cell>
          <table:table-cell/>
          <table:table-cell table:formula="of:=[.C7]+[.D7]" office:value-type="float" office:value="5942" calcext:value-type="float">
            <text:p>5942</text:p>
          </table:table-cell>
          <table:table-cell table:formula="of:=[.C25]+[.D25]" office:value-type="float" office:value="7308" calcext:value-type="float">
            <text:p>7308</text:p>
          </table:table-cell>
          <table:table-cell office:value-type="float" office:value="16" calcext:value-type="float">
            <text:p>16</text:p>
          </table:table-cell>
          <table:table-cell table:formula="of:=[.H7]/8000000*1000" office:value-type="float" office:value="0.74275" calcext:value-type="float">
            <text:p>0.74275</text:p>
          </table:table-cell>
          <table:table-cell table:formula="of:=[.I7]/16000000*1000" office:value-type="float" office:value="0.45675" calcext:value-type="float">
            <text:p>0.45675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304" calcext:value-type="float">
            <text:p>10304</text:p>
          </table:table-cell>
          <table:table-cell office:value-type="float" office:value="518" calcext:value-type="float">
            <text:p>518</text:p>
          </table:table-cell>
          <table:table-cell office:value-type="float" office:value="37687" calcext:value-type="float">
            <text:p>37687</text:p>
          </table:table-cell>
          <table:table-cell office:value-type="float" office:value="1882" calcext:value-type="float">
            <text:p>1882</text:p>
          </table:table-cell>
          <table:table-cell/>
          <table:table-cell table:formula="of:=[.C8]+[.D8]" office:value-type="float" office:value="10822" calcext:value-type="float">
            <text:p>10822</text:p>
          </table:table-cell>
          <table:table-cell table:formula="of:=[.C26]+[.D26]" office:value-type="float" office:value="13308" calcext:value-type="float">
            <text:p>13308</text:p>
          </table:table-cell>
          <table:table-cell office:value-type="float" office:value="32" calcext:value-type="float">
            <text:p>32</text:p>
          </table:table-cell>
          <table:table-cell table:formula="of:=[.H8]/8000000*1000" office:value-type="float" office:value="1.35275" calcext:value-type="float">
            <text:p>1.35275</text:p>
          </table:table-cell>
          <table:table-cell table:formula="of:=[.I8]/16000000*1000" office:value-type="float" office:value="0.83175" calcext:value-type="float">
            <text:p>0.83175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9680" calcext:value-type="float">
            <text:p>19680</text:p>
          </table:table-cell>
          <table:table-cell office:value-type="float" office:value="902" calcext:value-type="float">
            <text:p>902</text:p>
          </table:table-cell>
          <table:table-cell office:value-type="float" office:value="75321" calcext:value-type="float">
            <text:p>75321</text:p>
          </table:table-cell>
          <table:table-cell office:value-type="float" office:value="3561" calcext:value-type="float">
            <text:p>3561</text:p>
          </table:table-cell>
          <table:table-cell/>
          <table:table-cell table:formula="of:=[.C9]+[.D9]" office:value-type="float" office:value="20582" calcext:value-type="float">
            <text:p>20582</text:p>
          </table:table-cell>
          <table:table-cell table:formula="of:=[.C27]+[.D27]" office:value-type="float" office:value="25308" calcext:value-type="float">
            <text:p>25308</text:p>
          </table:table-cell>
          <table:table-cell office:value-type="float" office:value="64" calcext:value-type="float">
            <text:p>64</text:p>
          </table:table-cell>
          <table:table-cell table:formula="of:=[.H9]/8000000*1000" office:value-type="float" office:value="2.57275" calcext:value-type="float">
            <text:p>2.57275</text:p>
          </table:table-cell>
          <table:table-cell table:formula="of:=[.I9]/16000000*1000" office:value-type="float" office:value="1.58175" calcext:value-type="float">
            <text:p>1.58175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8432" calcext:value-type="float">
            <text:p>38432</text:p>
          </table:table-cell>
          <table:table-cell office:value-type="float" office:value="1670" calcext:value-type="float">
            <text:p>1670</text:p>
          </table:table-cell>
          <table:table-cell table:number-columns-repeated="3"/>
          <table:table-cell table:formula="of:=[.C10]+[.D10]" office:value-type="float" office:value="40102" calcext:value-type="float">
            <text:p>40102</text:p>
          </table:table-cell>
          <table:table-cell table:formula="of:=[.C28]+[.D28]" office:value-type="float" office:value="49308" calcext:value-type="float">
            <text:p>49308</text:p>
          </table:table-cell>
          <table:table-cell office:value-type="float" office:value="128" calcext:value-type="float">
            <text:p>128</text:p>
          </table:table-cell>
          <table:table-cell table:formula="of:=[.H10]/8000000*1000" office:value-type="float" office:value="5.01275" calcext:value-type="float">
            <text:p>5.01275</text:p>
          </table:table-cell>
          <table:table-cell table:formula="of:=[.I10]/16000000*1000" office:value-type="float" office:value="3.08175" calcext:value-type="float">
            <text:p>3.08175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75936" calcext:value-type="float">
            <text:p>75936</text:p>
          </table:table-cell>
          <table:table-cell office:value-type="float" office:value="3206" calcext:value-type="float">
            <text:p>3206</text:p>
          </table:table-cell>
          <table:table-cell table:number-columns-repeated="3"/>
          <table:table-cell table:formula="of:=[.C11]+[.D11]" office:value-type="float" office:value="79142" calcext:value-type="float">
            <text:p>79142</text:p>
          </table:table-cell>
          <table:table-cell table:formula="of:=[.C29]+[.D29]" office:value-type="float" office:value="97308" calcext:value-type="float">
            <text:p>97308</text:p>
          </table:table-cell>
          <table:table-cell office:value-type="float" office:value="256" calcext:value-type="float">
            <text:p>256</text:p>
          </table:table-cell>
          <table:table-cell table:formula="of:=[.H11]/8000000*1000" office:value-type="float" office:value="9.89275" calcext:value-type="float">
            <text:p>9.89275</text:p>
          </table:table-cell>
          <table:table-cell table:formula="of:=[.I11]/16000000*1000" office:value-type="float" office:value="6.08175" calcext:value-type="float">
            <text:p>6.08175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389" calcext:value-type="float">
            <text:p>2389</text:p>
          </table:table-cell>
          <table:table-cell office:value-type="float" office:value="202" calcext:value-type="float">
            <text:p>202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725" calcext:value-type="float">
            <text:p>4725</text:p>
          </table:table-cell>
          <table:table-cell office:value-type="float" office:value="314" calcext:value-type="float">
            <text:p>314</text:p>
          </table:table-cell>
          <table:table-cell table:number-columns-repeated="7"/>
          <table:table-cell office:value-type="string" calcext:value-type="string">
            <text:p>diff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9475" calcext:value-type="float">
            <text:p>9475</text:p>
          </table:table-cell>
          <table:table-cell office:value-type="float" office:value="538" calcext:value-type="float">
            <text:p>538</text:p>
          </table:table-cell>
          <table:table-cell table:number-columns-repeated="7"/>
          <table:table-cell table:formula="of:=([.K3]-[.L3])/[.K3]" office:value-type="float" office:value="0.389539136795904" calcext:value-type="float">
            <text:p>0.389539136795904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8870" calcext:value-type="float">
            <text:p>18870</text:p>
          </table:table-cell>
          <table:table-cell office:value-type="float" office:value="986" calcext:value-type="float">
            <text:p>986</text:p>
          </table:table-cell>
          <table:table-cell table:number-columns-repeated="7"/>
          <table:table-cell table:formula="of:=([.K4]-[.L4])/[.K4]" office:value-type="float" office:value="0.384569377990431" calcext:value-type="float">
            <text:p>0.384569377990431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37687" calcext:value-type="float">
            <text:p>37687</text:p>
          </table:table-cell>
          <table:table-cell office:value-type="float" office:value="1882" calcext:value-type="float">
            <text:p>1882</text:p>
          </table:table-cell>
          <table:table-cell table:number-columns-repeated="7"/>
          <table:table-cell table:formula="of:=([.K5]-[.L5])/[.K5]" office:value-type="float" office:value="0.384750219106047" calcext:value-type="float">
            <text:p>0.384750219106047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75321" calcext:value-type="float">
            <text:p>75321</text:p>
          </table:table-cell>
          <table:table-cell office:value-type="float" office:value="3561" calcext:value-type="float">
            <text:p>3561</text:p>
          </table:table-cell>
          <table:table-cell table:number-columns-repeated="7"/>
          <table:table-cell table:formula="of:=([.K6]-[.L6])/[.K6]" office:value-type="float" office:value="0.384922901199315" calcext:value-type="float">
            <text:p>0.384922901199315</text:p>
          </table:table-cell>
          <table:table-cell table:number-columns-repeated="16372"/>
        </table:table-row>
        <table:table-row table:style-name="ro1">
          <table:table-cell table:number-columns-repeated="11"/>
          <table:table-cell table:formula="of:=([.K7]-[.L7])/[.K7]" office:value-type="float" office:value="0.385055536856277" calcext:value-type="float">
            <text:p>0.38505553685627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RITE (16MHz)</text:p>
          </table:table-cell>
          <table:table-cell table:number-columns-repeated="10"/>
          <table:table-cell table:formula="of:=([.K8]-[.L8])/[.K8]" office:value-type="float" office:value="0.385141378673073" calcext:value-type="float">
            <text:p>0.385141378673073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NO_OPERATIONS</text:p>
          </table:table-cell>
          <table:table-cell office:value-type="string" calcext:value-type="string">
            <text:p>NO_WORDS</text:p>
          </table:table-cell>
          <table:table-cell office:value-type="string" calcext:value-type="string">
            <text:p>CYCLES_DECODE</text:p>
          </table:table-cell>
          <table:table-cell office:value-type="string" calcext:value-type="string">
            <text:p>CYCLES_APPLY</text:p>
          </table:table-cell>
          <table:table-cell office:value-type="string" calcext:value-type="string">
            <text:p>CYCLES_DECODE_MULTOPS</text:p>
          </table:table-cell>
          <table:table-cell office:value-type="string" calcext:value-type="string">
            <text:p>CYCLES_APPLY_MULTOPS</text:p>
          </table:table-cell>
          <table:table-cell table:number-columns-repeated="5"/>
          <table:table-cell table:formula="of:=([.K9]-[.L9])/[.K9]" office:value-type="float" office:value="0.385190943542902" calcext:value-type="float">
            <text:p>0.385190943542902</text:p>
          </table:table-cell>
          <table:table-cell table:number-columns-repeated="163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95" calcext:value-type="float">
            <text:p>1495</text:p>
          </table:table-cell>
          <table:table-cell office:value-type="float" office:value="174" calcext:value-type="float">
            <text:p>174</text:p>
          </table:table-cell>
          <table:table-cell table:number-columns-repeated="7"/>
          <table:table-cell table:formula="of:=([.K10]-[.L10])/[.K10]" office:value-type="float" office:value="0.385217694878061" calcext:value-type="float">
            <text:p>0.385217694878061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67" calcext:value-type="float">
            <text:p>1867</text:p>
          </table:table-cell>
          <table:table-cell office:value-type="float" office:value="191" calcext:value-type="float">
            <text:p>191</text:p>
          </table:table-cell>
          <table:table-cell office:value-type="float" office:value="2927" calcext:value-type="float">
            <text:p>2927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formula="of:=([.K11]-[.L11])/[.K11]" office:value-type="float" office:value="0.385231609006596" calcext:value-type="float">
            <text:p>0.385231609006596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91" calcext:value-type="float">
            <text:p>2591</text:p>
          </table:table-cell>
          <table:table-cell office:value-type="float" office:value="217" calcext:value-type="float">
            <text:p>217</text:p>
          </table:table-cell>
          <table:table-cell office:value-type="float" office:value="5819" calcext:value-type="float">
            <text:p>581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formula="of:=AVERAGE([.L14:.L22])" office:value-type="float" office:value="0.385513199783178" calcext:value-type="float">
            <text:p>0.385513199783178</text:p>
          </table:table-cell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39" calcext:value-type="float">
            <text:p>4039</text:p>
          </table:table-cell>
          <table:table-cell office:value-type="float" office:value="269" calcext:value-type="float">
            <text:p>269</text:p>
          </table:table-cell>
          <table:table-cell office:value-type="float" office:value="11596" calcext:value-type="float">
            <text:p>11596</text:p>
          </table:table-cell>
          <table:table-cell office:value-type="float" office:value="667" calcext:value-type="float">
            <text:p>66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935" calcext:value-type="float">
            <text:p>6935</text:p>
          </table:table-cell>
          <table:table-cell office:value-type="float" office:value="373" calcext:value-type="float">
            <text:p>373</text:p>
          </table:table-cell>
          <table:table-cell office:value-type="float" office:value="23102" calcext:value-type="float">
            <text:p>23102</text:p>
          </table:table-cell>
          <table:table-cell office:value-type="float" office:value="1227" calcext:value-type="float">
            <text:p>122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727" calcext:value-type="float">
            <text:p>12727</text:p>
          </table:table-cell>
          <table:table-cell office:value-type="float" office:value="581" calcext:value-type="float">
            <text:p>581</text:p>
          </table:table-cell>
          <table:table-cell office:value-type="float" office:value="46141" calcext:value-type="float">
            <text:p>46141</text:p>
          </table:table-cell>
          <table:table-cell office:value-type="float" office:value="2347" calcext:value-type="float">
            <text:p>234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4311" calcext:value-type="float">
            <text:p>24311</text:p>
          </table:table-cell>
          <table:table-cell office:value-type="float" office:value="997" calcext:value-type="float">
            <text:p>997</text:p>
          </table:table-cell>
          <table:table-cell office:value-type="float" office:value="92226" calcext:value-type="float">
            <text:p>92226</text:p>
          </table:table-cell>
          <table:table-cell office:value-type="float" office:value="4448" calcext:value-type="float">
            <text:p>4448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7479" calcext:value-type="float">
            <text:p>47479</text:p>
          </table:table-cell>
          <table:table-cell office:value-type="float" office:value="1829" calcext:value-type="float">
            <text:p>1829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93815" calcext:value-type="float">
            <text:p>93815</text:p>
          </table:table-cell>
          <table:table-cell office:value-type="float" office:value="3493" calcext:value-type="float">
            <text:p>3493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927" calcext:value-type="float">
            <text:p>2927</text:p>
          </table:table-cell>
          <table:table-cell office:value-type="float" office:value="244" calcext:value-type="float">
            <text:p>244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819" calcext:value-type="float">
            <text:p>5819</text:p>
          </table:table-cell>
          <table:table-cell office:value-type="float" office:value="389" calcext:value-type="float">
            <text:p>389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1596" calcext:value-type="float">
            <text:p>11596</text:p>
          </table:table-cell>
          <table:table-cell office:value-type="float" office:value="667" calcext:value-type="float">
            <text:p>667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3102" calcext:value-type="float">
            <text:p>23102</text:p>
          </table:table-cell>
          <table:table-cell office:value-type="float" office:value="1227" calcext:value-type="float">
            <text:p>1227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46141" calcext:value-type="float">
            <text:p>46141</text:p>
          </table:table-cell>
          <table:table-cell office:value-type="float" office:value="2347" calcext:value-type="float">
            <text:p>2347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92226" calcext:value-type="float">
            <text:p>92226</text:p>
          </table:table-cell>
          <table:table-cell office:value-type="float" office:value="4448" calcext:value-type="float">
            <text:p>4448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HIFT (500 word forward) (init to random numbers) (8MHz)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NO_OPERATIONS</text:p>
          </table:table-cell>
          <table:table-cell office:value-type="string" calcext:value-type="string">
            <text:p>NO_WORDS</text:p>
          </table:table-cell>
          <table:table-cell office:value-type="string" calcext:value-type="string">
            <text:p>CYCLES_DECODE</text:p>
          </table:table-cell>
          <table:table-cell office:value-type="string" calcext:value-type="string">
            <text:p>CYCLES_APPLY</text:p>
          </table:table-cell>
          <table:table-cell office:value-type="string" calcext:value-type="string">
            <text:p>CYCLES_DECODE_MULTOPS</text:p>
          </table:table-cell>
          <table:table-cell office:value-type="string" calcext:value-type="string">
            <text:p>CYCLES_APPLY_MULTOPS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43" calcext:value-type="float">
            <text:p>1443</text:p>
          </table:table-cell>
          <table:table-cell office:value-type="float" office:value="146" calcext:value-type="float">
            <text:p>146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43" calcext:value-type="float">
            <text:p>1443</text:p>
          </table:table-cell>
          <table:table-cell office:value-type="float" office:value="158" calcext:value-type="float">
            <text:p>158</text:p>
          </table:table-cell>
          <table:table-cell office:value-type="float" office:value="2799" calcext:value-type="float">
            <text:p>2799</text:p>
          </table:table-cell>
          <table:table-cell office:value-type="float" office:value="202" calcext:value-type="float">
            <text:p>202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43" calcext:value-type="float">
            <text:p>1443</text:p>
          </table:table-cell>
          <table:table-cell office:value-type="float" office:value="182" calcext:value-type="float">
            <text:p>182</text:p>
          </table:table-cell>
          <table:table-cell office:value-type="float" office:value="5545" calcext:value-type="float">
            <text:p>5545</text:p>
          </table:table-cell>
          <table:table-cell office:value-type="float" office:value="314" calcext:value-type="float">
            <text:p>314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43" calcext:value-type="float">
            <text:p>1443</text:p>
          </table:table-cell>
          <table:table-cell office:value-type="float" office:value="230" calcext:value-type="float">
            <text:p>230</text:p>
          </table:table-cell>
          <table:table-cell office:value-type="float" office:value="11139" calcext:value-type="float">
            <text:p>11139</text:p>
          </table:table-cell>
          <table:table-cell office:value-type="float" office:value="538" calcext:value-type="float">
            <text:p>538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43" calcext:value-type="float">
            <text:p>1443</text:p>
          </table:table-cell>
          <table:table-cell office:value-type="float" office:value="326" calcext:value-type="float">
            <text:p>326</text:p>
          </table:table-cell>
          <table:table-cell office:value-type="float" office:value="22225" calcext:value-type="float">
            <text:p>22225</text:p>
          </table:table-cell>
          <table:table-cell office:value-type="float" office:value="986" calcext:value-type="float">
            <text:p>986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443" calcext:value-type="float">
            <text:p>1443</text:p>
          </table:table-cell>
          <table:table-cell office:value-type="float" office:value="518" calcext:value-type="float">
            <text:p>518</text:p>
          </table:table-cell>
          <table:table-cell office:value-type="float" office:value="44397" calcext:value-type="float">
            <text:p>44397</text:p>
          </table:table-cell>
          <table:table-cell office:value-type="float" office:value="1882" calcext:value-type="float">
            <text:p>1882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443" calcext:value-type="float">
            <text:p>1443</text:p>
          </table:table-cell>
          <table:table-cell office:value-type="float" office:value="902" calcext:value-type="float">
            <text:p>902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443" calcext:value-type="float">
            <text:p>1443</text:p>
          </table:table-cell>
          <table:table-cell office:value-type="float" office:value="1670" calcext:value-type="float">
            <text:p>1670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443" calcext:value-type="float">
            <text:p>1443</text:p>
          </table:table-cell>
          <table:table-cell office:value-type="float" office:value="3206" calcext:value-type="float">
            <text:p>3206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443" calcext:value-type="float">
            <text:p>1443</text:p>
          </table:table-cell>
          <table:table-cell office:value-type="float" office:value="6278" calcext:value-type="float">
            <text:p>6278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799" calcext:value-type="float">
            <text:p>2799</text:p>
          </table:table-cell>
          <table:table-cell office:value-type="float" office:value="202" calcext:value-type="float">
            <text:p>202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545" calcext:value-type="float">
            <text:p>5545</text:p>
          </table:table-cell>
          <table:table-cell office:value-type="float" office:value="314" calcext:value-type="float">
            <text:p>314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1139" calcext:value-type="float">
            <text:p>11139</text:p>
          </table:table-cell>
          <table:table-cell office:value-type="float" office:value="538" calcext:value-type="float">
            <text:p>538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2225" calcext:value-type="float">
            <text:p>22225</text:p>
          </table:table-cell>
          <table:table-cell office:value-type="float" office:value="986" calcext:value-type="float">
            <text:p>986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44397" calcext:value-type="float">
            <text:p>44397</text:p>
          </table:table-cell>
          <table:table-cell office:value-type="float" office:value="1882" calcext:value-type="float">
            <text:p>1882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HIFT (1 word forward) (init to random numbers) (16MHz)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NO_OPERATIONS</text:p>
          </table:table-cell>
          <table:table-cell office:value-type="string" calcext:value-type="string">
            <text:p>NO_WORDS</text:p>
          </table:table-cell>
          <table:table-cell office:value-type="string" calcext:value-type="string">
            <text:p>CYCLES_DECODE</text:p>
          </table:table-cell>
          <table:table-cell office:value-type="string" calcext:value-type="string">
            <text:p>CYCLES_APPLY</text:p>
          </table:table-cell>
          <table:table-cell office:value-type="string" calcext:value-type="string">
            <text:p>CYCLES_DECODE_MULTOPS</text:p>
          </table:table-cell>
          <table:table-cell office:value-type="string" calcext:value-type="string">
            <text:p>CYCLES_APPLY_MULTOPS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61" calcext:value-type="float">
            <text:p>1761</text:p>
          </table:table-cell>
          <table:table-cell office:value-type="float" office:value="178" calcext:value-type="float">
            <text:p>178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61" calcext:value-type="float">
            <text:p>1761</text:p>
          </table:table-cell>
          <table:table-cell office:value-type="float" office:value="194" calcext:value-type="float">
            <text:p>194</text:p>
          </table:table-cell>
          <table:table-cell office:value-type="float" office:value="3466" calcext:value-type="float">
            <text:p>3466</text:p>
          </table:table-cell>
          <table:table-cell office:value-type="float" office:value="253" calcext:value-type="float">
            <text:p>253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61" calcext:value-type="float">
            <text:p>1761</text:p>
          </table:table-cell>
          <table:table-cell office:value-type="float" office:value="225" calcext:value-type="float">
            <text:p>225</text:p>
          </table:table-cell>
          <table:table-cell office:value-type="float" office:value="6855" calcext:value-type="float">
            <text:p>6855</text:p>
          </table:table-cell>
          <table:table-cell office:value-type="float" office:value="394" calcext:value-type="float">
            <text:p>394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61" calcext:value-type="float">
            <text:p>1761</text:p>
          </table:table-cell>
          <table:table-cell office:value-type="float" office:value="281" calcext:value-type="float">
            <text:p>281</text:p>
          </table:table-cell>
          <table:table-cell office:value-type="float" office:value="13739" calcext:value-type="float">
            <text:p>13739</text:p>
          </table:table-cell>
          <table:table-cell office:value-type="float" office:value="679" calcext:value-type="float">
            <text:p>679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61" calcext:value-type="float">
            <text:p>1761</text:p>
          </table:table-cell>
          <table:table-cell office:value-type="float" office:value="400" calcext:value-type="float">
            <text:p>400</text:p>
          </table:table-cell>
          <table:table-cell office:value-type="float" office:value="27415" calcext:value-type="float">
            <text:p>27415</text:p>
          </table:table-cell>
          <table:table-cell office:value-type="float" office:value="1251" calcext:value-type="float">
            <text:p>1251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761" calcext:value-type="float">
            <text:p>1761</text:p>
          </table:table-cell>
          <table:table-cell office:value-type="float" office:value="638" calcext:value-type="float">
            <text:p>638</text:p>
          </table:table-cell>
          <table:table-cell office:value-type="float" office:value="54767" calcext:value-type="float">
            <text:p>54767</text:p>
          </table:table-cell>
          <table:table-cell office:value-type="float" office:value="2395" calcext:value-type="float">
            <text:p>2395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761" calcext:value-type="float">
            <text:p>1761</text:p>
          </table:table-cell>
          <table:table-cell office:value-type="float" office:value="1114" calcext:value-type="float">
            <text:p>1114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761" calcext:value-type="float">
            <text:p>1761</text:p>
          </table:table-cell>
          <table:table-cell office:value-type="float" office:value="2066" calcext:value-type="float">
            <text:p>2066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761" calcext:value-type="float">
            <text:p>1761</text:p>
          </table:table-cell>
          <table:table-cell office:value-type="float" office:value="3970" calcext:value-type="float">
            <text:p>3970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761" calcext:value-type="float">
            <text:p>1761</text:p>
          </table:table-cell>
          <table:table-cell office:value-type="float" office:value="7778" calcext:value-type="float">
            <text:p>7778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466" calcext:value-type="float">
            <text:p>3466</text:p>
          </table:table-cell>
          <table:table-cell office:value-type="float" office:value="253" calcext:value-type="float">
            <text:p>253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855" calcext:value-type="float">
            <text:p>6855</text:p>
          </table:table-cell>
          <table:table-cell office:value-type="float" office:value="394" calcext:value-type="float">
            <text:p>394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3739" calcext:value-type="float">
            <text:p>13739</text:p>
          </table:table-cell>
          <table:table-cell office:value-type="float" office:value="679" calcext:value-type="float">
            <text:p>679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7415" calcext:value-type="float">
            <text:p>27415</text:p>
          </table:table-cell>
          <table:table-cell office:value-type="float" office:value="1251" calcext:value-type="float">
            <text:p>1251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54767" calcext:value-type="float">
            <text:p>54767</text:p>
          </table:table-cell>
          <table:table-cell office:value-type="float" office:value="2395" calcext:value-type="float">
            <text:p>2395</text:p>
          </table:table-cell>
          <table:table-cell table:number-columns-repeated="16380"/>
        </table:table-row>
        <table:table-row table:style-name="ro2" table:number-rows-repeated="104850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rite 16MHz Diag" table:style-name="ta2">
        <table:table-column table:style-name="co13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>
            <draw:g table:end-cell-address="'Write 16MHz Diag'.X35" table:end-x="0.3248in" table:end-y="0.1374in" draw:z-index="0" draw:name="Grupp 3" draw:style-name="gr2">
              <draw:frame draw:name="Diagram 6" draw:style-name="gr3" draw:text-style-name="P2" svg:width="8.4185in" svg:height="6.4787in" svg:x="8.6929in" svg:y="0.1835in">
                <draw:object xlink:href="./Object 1" xlink:type="simple" xlink:show="embed" xlink:actuate="onLoad">
                  <loext:p/>
                </draw:object>
                <draw:image xlink:href="./ObjectReplacements/Object 1" xlink:type="simple" xlink:show="embed" xlink:actuate="onLoad"/>
              </draw:frame>
              <draw:frame draw:name="Diagram 5" draw:style-name="gr3" draw:text-style-name="P2" svg:width="8.4185in" svg:height="6.4744in" svg:x="0.2835in" svg:y="0.1874in">
                <draw:object xlink:href="./Object 2" xlink:type="simple" xlink:show="embed" xlink:actuate="onLoad">
                  <loext:p/>
                </draw:object>
                <draw:image xlink:href="./ObjectReplacements/Object 2" xlink:type="simple" xlink:show="embed" xlink:actuate="onLoad"/>
              </draw:frame>
            </draw:g>
          </table:table-cell>
          <table:table-cell table:number-columns-repeated="16383"/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rite 8MHz Diagrams" table:style-name="ta3">
        <table:table-column table:style-name="co13" table:number-columns-repeated="16384" table:default-cell-style-name="Default"/>
        <table:table-row table:style-name="ro1">
          <table:table-cell table:number-columns-repeated="5"/>
          <table:table-cell>
            <draw:frame table:end-cell-address="'Write 8MHz Diagrams'.S34" table:end-x="0.3996in" table:end-y="0.0996in" draw:z-index="0" draw:name="Diagram 4" draw:style-name="gr3" draw:text-style-name="P2" svg:width="9.3378in" svg:height="6.3039in" svg:x="0.55in" svg:y="0.1209in">
              <draw:object draw:notify-on-update-of-ranges="data.C2:data.C2 data.C3:data.C11 data.B3:data.B11 data.D2:data.D2 data.D3:data.D11 data.B3:data.B11 data.E2:data.E2 data.E3:data.E11 data.B3:data.B11 data.F2:data.F2 data.F3:data.F11 data.B3:data.B1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78"/>
        </table:table-row>
        <table:table-row table:style-name="ro1" table:number-rows-repeated="33">
          <table:table-cell table:number-columns-repeated="16384"/>
        </table:table-row>
        <table:table-row table:style-name="ro1">
          <table:table-cell>
            <draw:g table:end-cell-address="'Write 8MHz Diagrams'.X67" table:end-x="0.2831in" table:end-y="0.1913in" draw:z-index="1" draw:name="Grupp 5" draw:style-name="gr2">
              <draw:frame draw:name="Diagram 6" draw:style-name="gr3" draw:text-style-name="P2" svg:width="8.4185in" svg:height="6.4811in" svg:x="8.6512in" svg:y="0.0374in">
                <draw:object xlink:href="./Object 4" xlink:type="simple" xlink:show="embed" xlink:actuate="onLoad">
                  <loext:p/>
                </draw:object>
                <draw:image xlink:href="./ObjectReplacements/Object 4" xlink:type="simple" xlink:show="embed" xlink:actuate="onLoad"/>
              </draw:frame>
              <draw:frame draw:name="Diagram 5" draw:style-name="gr3" draw:text-style-name="P2" svg:width="8.4185in" svg:height="6.4768in" svg:x="0.2417in" svg:y="0.0417in">
                <draw:object xlink:href="./Object 5" xlink:type="simple" xlink:show="embed" xlink:actuate="onLoad">
                  <loext:p/>
                </draw:object>
                <draw:image xlink:href="./ObjectReplacements/Object 5" xlink:type="simple" xlink:show="embed" xlink:actuate="onLoad"/>
              </draw:frame>
            </draw:g>
          </table:table-cell>
          <table:table-cell table:number-columns-repeated="16383"/>
        </table:table-row>
        <table:table-row table:style-name="ro2" table:number-rows-repeated="10485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ift 16MHz" table:style-name="ta4">
        <table:table-column table:style-name="co13" table:number-columns-repeated="16384" table:default-cell-style-name="Default"/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>
            <draw:g table:end-cell-address="'Shift 16MHz'.Y37" table:end-x="0.2165in" table:end-y="0.1957in" draw:z-index="0" draw:name="Grupp 1" draw:style-name="gr2">
              <draw:frame draw:name="Diagram 6" draw:style-name="gr3" draw:text-style-name="P2" svg:width="8.4185in" svg:height="6.4811in" svg:x="8.5846in" svg:y="0.0417in">
                <draw:object xlink:href="./Object 6" xlink:type="simple" xlink:show="embed" xlink:actuate="onLoad">
                  <loext:p/>
                </draw:object>
                <draw:image xlink:href="./ObjectReplacements/Object 6" xlink:type="simple" xlink:show="embed" xlink:actuate="onLoad"/>
              </draw:frame>
              <draw:frame draw:name="Diagram 5" draw:style-name="gr3" draw:text-style-name="P2" svg:width="8.4185in" svg:height="6.4768in" svg:x="0.1752in" svg:y="0.0457in">
                <draw:object xlink:href="./Object 7" xlink:type="simple" xlink:show="embed" xlink:actuate="onLoad">
                  <loext:p/>
                </draw:object>
                <draw:image xlink:href="./ObjectReplacements/Object 7" xlink:type="simple" xlink:show="embed" xlink:actuate="onLoad"/>
              </draw:frame>
            </draw:g>
          </table:table-cell>
          <table:table-cell table:number-columns-repeated="16382"/>
        </table:table-row>
        <table:table-row table:style-name="ro2" table:number-rows-repeated="104857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ift 8MHz" table:style-name="ta5">
        <table:table-column table:style-name="co13" table:number-columns-repeated="16384" table:default-cell-style-name="Default"/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>
            <draw:frame table:end-cell-address="'Shift 8MHz'.N36" table:end-x="0.3913in" table:end-y="0.1913in" draw:z-index="1" draw:name="Diagram 5" draw:style-name="gr3" draw:text-style-name="P2" svg:width="8.3862in" svg:height="6.4764in" svg:x="0.0335in" svg:y="0.0417in">
              <draw:object draw:notify-on-update-of-ranges="data.C39:data.C39 data.C40:data.C49 data.B40:data.B49 data.E39:data.E39 data.E40:data.E49 data.B40:data.B49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"/>
          <table:table-cell>
            <draw:frame table:end-cell-address="'Shift 8MHz'.Z36" table:end-x="0.0748in" table:end-y="0.1791in" draw:z-index="0" draw:name="Diagram 6" draw:style-name="gr3" draw:text-style-name="P2" svg:width="8.4496in" svg:height="6.4807in" svg:x="0.3835in" svg:y="0.0252in">
              <draw:object draw:notify-on-update-of-ranges="data.D39:data.D39 data.D40:data.D49 data.B40:data.B49 data.F39:data.F39 data.F40:data.F49 data.B40:data.B49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6370"/>
        </table:table-row>
        <table:table-row table:style-name="ro2" table:number-rows-repeated="104857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Tabell2" table:target-range-address="data.A20:data.F29" table:display-filter-buttons="true"/>
        <table:database-range table:name="Tabell4" table:target-range-address="data.A39:data.F49" table:display-filter-buttons="true"/>
        <table:database-range table:name="Tabell5" table:target-range-address="data.A58:data.F68" table:display-filter-buttons="true"/>
        <table:database-range table:name="WRITE_8MHz" table:target-range-address="data.A2:data.F1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Display" svg:font-family="'Aptos Display'" style:font-family-generic="swiss"/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c1e5f5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be3d6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c2f1c8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caeefb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f2cfe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d9f2d0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83cbeb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f6c6ad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84e291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96dcf8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e59edd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b4e5a2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46b1e1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f2aa84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47d45a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61cbf4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d86ecc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8ed973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156082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e97132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196b24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0f9ed5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a02b93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4ea72e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Aptos Narrow" fo:font-family="'Aptos Narrow'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fo:border-bottom="2.49pt solid #156082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0e2841" style:text-outline="false" style:text-line-through-style="none" style:text-line-through-type="none" style:font-name="Aptos Narrow" fo:font-family="'Aptos Narrow'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64bee6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0e2841" style:text-outline="false" style:text-line-through-style="none" style:text-line-through-type="none" style:font-name="Aptos Narrow" fo:font-family="'Aptos Narrow'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46b1e1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0e2841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0e2841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Title" style:display-name="Excel Built-in Title" style:family="table-cell" style:parent-style-name="Default">
      <style:text-properties fo:color="#0e2841" style:text-outline="false" style:text-line-through-style="none" style:text-line-through-type="none" style:font-name="Aptos Display" fo:font-family="'Aptos Display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156082" style:border-line-width-bottom="0.0071in 0.0102in 0.0071in" style:diagonal-bl-tr="none" style:diagonal-tl-br="none" fo:border-left="none" fo:border-right="none" fo:border-top="0.74pt solid #156082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14:37:24.8790372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rite_20_16MHz_20_Diag" style:display-name="PageStyle_Write 16MHz Dia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rite_20_8MHz_20_Diagrams" style:display-name="PageStyle_Write 8MHz Diagram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ift_20_8MHz" style:display-name="PageStyle_Shift 8MHz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ift_20_16MHz" style:display-name="PageStyle_Shift 16MHz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vid Morelid</meta:initial-creator>
    <meta:creation-date>2024-05-10T13:31:36</meta:creation-date>
    <dc:date>2024-05-23T15:16:23.650737143</dc:date>
    <meta:generator>LibreOffice/7.6.7.2$Linux_X86_64 LibreOffice_project/60$Build-2</meta:generator>
    <meta:editing-duration>PT1H38M59S</meta:editing-duration>
    <meta:editing-cycles>2</meta:editing-cycles>
    <meta:document-statistic meta:table-count="5" meta:cell-count="383" meta:object-count="7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sv" fo:country="S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106cm" svg:stroke-color="#156082" svg:stroke-linecap="round"/>
    </style:style>
    <style:style style:name="ch12" style:family="chart">
      <style:text-properties fo:color="#595959" style:text-position="0% 100%" fo:font-family="'Aptos Narrow'" fo:font-size="9pt" style:font-size-asian="9pt" style:font-size-complex="9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2" svg:stroke-width="0.053cm" svg:stroke-color="#e97132" svg:stroke-linecap="round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1.384cm" svg:height="16.473cm" xlink:href=".." xlink:type="simple" chart:class="chart:scatter" chart:style-name="ch1">
        <chart:title svg:x="8.42cm" svg:y="0.465cm" chart:style-name="ch2">
          <text:p>Apply Write 16MHz</text:p>
        </chart:title>
        <chart:legend chart:legend-position="top" svg:x="3.94cm" svg:y="1.449cm" style:legend-expansion="wide" chart:style-name="ch3"/>
        <chart:plot-area chart:style-name="ch4" table:cell-range-address="data.B21:data.B29 data.D20:data.D29 data.F20:data.F29" chart:data-source-has-labels="row" svg:x="1.556cm" svg:y="2.716cm" svg:width="19.401cm" svg:height="12.329cm">
          <chart:coordinate-region svg:x="2.398cm" svg:y="2.876cm" svg:width="18.187cm" svg:height="11.751cm"/>
          <chart:axis chart:dimension="x" chart:name="primary-x" chart:style-name="ch5">
            <chart:title svg:x="8.706cm" svg:y="15.374cm" chart:style-name="ch6">
              <text:p>Number of changed words</text:p>
            </chart:title>
            <chart:grid chart:style-name="ch7" chart:class="major"/>
          </chart:axis>
          <chart:axis chart:dimension="y" chart:name="primary-y" chart:style-name="ch8">
            <chart:title svg:x="0.451cm" svg:y="9.604cm" chart:style-name="ch9">
              <text:p>Cycles</text:p>
            </chart:title>
            <chart:grid chart:style-name="ch7" chart:class="major"/>
          </chart:axis>
          <chart:series chart:style-name="ch10" chart:values-cell-range-address="data.D21:data.D29" chart:label-cell-address="data.D20:data.D20" chart:class="chart:scatter">
            <chart:domain table:cell-range-address="data.B21:data.B29"/>
            <chart:regression-curve chart:style-name="ch11">
              <chart:equation chart:display-equation="true" chart:display-r-square="true" chart:style-name="ch12"/>
            </chart:regression-curve>
            <chart:data-point chart:repeated="9"/>
          </chart:series>
          <chart:series chart:style-name="ch13" chart:values-cell-range-address="data.F21:data.F29" chart:label-cell-address="data.F20:data.F20" chart:class="chart:scatter">
            <chart:regression-curve chart:style-name="ch14">
              <chart:equation chart:display-equation="true" chart:display-r-square="true" chart:style-name="ch12"/>
            </chart:regression-curve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YCLES_APPLY</text:p>
                <draw:g>
                  <svg:desc>data.D20:data.D20</svg:desc>
                </draw:g>
              </table:table-cell>
              <table:table-cell office:value-type="string">
                <text:p>CYCLES_APPLY_MULTOPS</text:p>
                <draw:g>
                  <svg:desc>data.F20:data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B21:data.B29</svg:desc>
                </draw:g>
              </table:table-cell>
              <table:table-cell office:value-type="float" office:value="174">
                <text:p>174</text:p>
                <draw:g>
                  <svg:desc>data.D21:data.D29</svg:desc>
                </draw:g>
              </table:table-cell>
              <table:table-cell office:value-type="float" office:value="NaN">
                <text:p>NaN</text:p>
                <draw:g>
                  <svg:desc>data.F21:data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1">
                <text:p>19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17">
                <text:p>21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69">
                <text:p>269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73">
                <text:p>373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81">
                <text:p>581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997">
                <text:p>997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829">
                <text:p>1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493">
                <text:p>34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ound" draw:dots1="1" draw:dots1-length="1%" draw:distance="199%"/>
    <draw:stroke-dash draw:name="msLineDash_20_2" draw:display-name="msLineDash 2" draw:style="round" draw:dots1="1" draw:dots1-length="1%" draw:distance="199%"/>
  </office:styles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7cm" svg:height="8.996cm" xlink:href=".." xlink:type="simple" chart:class="chart:bar" chart:style-name="ch1">
        <chart:title svg:x="4.703cm" svg:y="0.315cm" chart:style-name="ch2">
          <text:p>Single write operation - real time</text:p>
        </chart:title>
        <chart:legend chart:legend-position="top" loext:overlay="true" svg:x="2.109cm" svg:y="1.648cm" style:legend-expansion="custom" svg:width="3.044cm" svg:height="1.935cm" style:legend-expansion-aspect-ratio="1.57312661498708" chart:style-name="ch3"/>
        <chart:plot-area chart:style-name="ch4" table:cell-range-address="data.J2:data.M11" chart:data-source-has-labels="both" svg:x="0.862cm" svg:y="1.071cm" svg:width="14.788cm" svg:height="7.23cm">
          <chart:coordinate-region svg:x="1.483cm" svg:y="1.27cm" svg:width="14.167cm" svg:height="6.384cm"/>
          <chart:axis chart:dimension="x" chart:name="primary-x" chart:style-name="ch5" chartooo:axis-type="auto">
            <chartooo:date-scale/>
            <chart:title svg:x="6.479cm" svg:y="8.436cm" chart:style-name="ch6">
              <text:p>Number of edited words</text:p>
            </chart:title>
            <chart:categories table:cell-range-address="data.J3:data.J11"/>
          </chart:axis>
          <chart:axis chart:dimension="y" chart:name="primary-y" chart:style-name="ch7">
            <chart:title svg:x="0.191cm" svg:y="5.559cm" chart:style-name="ch8">
              <text:p>Time (ms)</text:p>
            </chart:title>
            <chart:grid chart:style-name="ch9" chart:class="major"/>
          </chart:axis>
          <chart:series chart:style-name="ch10" chart:values-cell-range-address="data.K3:data.K11" chart:label-cell-address="data.K2:data.K2" chart:class="chart:bar">
            <chart:data-point chart:repeated="9"/>
          </chart:series>
          <chart:series chart:style-name="ch11" chart:values-cell-range-address="data.L3:data.L11" chart:label-cell-address="data.L2:data.L2" chart:class="chart:bar">
            <chart:data-point chart:repeated="9"/>
          </chart:series>
          <chart:series chart:style-name="ch12" chart:values-cell-range-address="data.M3:data.M11" chart:label-cell-address="data.M2:data.M2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MHz</text:p>
                <draw:g>
                  <svg:desc>data.K2:data.K2</svg:desc>
                </draw:g>
              </table:table-cell>
              <table:table-cell office:value-type="string">
                <text:p>16MHz</text:p>
                <draw:g>
                  <svg:desc>data.L2:data.L2</svg:desc>
                </draw:g>
              </table:table-cell>
              <table:table-cell office:value-type="string">
                <text:p>Target (3ms)</text:p>
                <draw:g>
                  <svg:desc>data.M2:data.M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ta.J3:data.J11</svg:desc>
                </draw:g>
              </table:table-cell>
              <table:table-cell office:value-type="float" office:value="0.170875">
                <text:p>0.170875</text:p>
                <draw:g>
                  <svg:desc>data.K3:data.K11</svg:desc>
                </draw:g>
              </table:table-cell>
              <table:table-cell office:value-type="float" office:value="0.1043125">
                <text:p>0.1043125</text:p>
                <draw:g>
                  <svg:desc>data.L3:data.L11</svg:desc>
                </draw:g>
              </table:table-cell>
              <table:table-cell office:value-type="float" office:value="3">
                <text:p>3</text:p>
                <draw:g>
                  <svg:desc>data.M3:data.M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09">
                <text:p>0.209</text:p>
              </table:table-cell>
              <table:table-cell office:value-type="float" office:value="0.128625">
                <text:p>0.1286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8525">
                <text:p>0.28525</text:p>
              </table:table-cell>
              <table:table-cell office:value-type="float" office:value="0.1755">
                <text:p>0.17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3775">
                <text:p>0.43775</text:p>
              </table:table-cell>
              <table:table-cell office:value-type="float" office:value="0.26925">
                <text:p>0.269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4275">
                <text:p>0.74275</text:p>
              </table:table-cell>
              <table:table-cell office:value-type="float" office:value="0.45675">
                <text:p>0.456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35275">
                <text:p>1.35275</text:p>
              </table:table-cell>
              <table:table-cell office:value-type="float" office:value="0.83175">
                <text:p>0.83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57275">
                <text:p>2.57275</text:p>
              </table:table-cell>
              <table:table-cell office:value-type="float" office:value="1.58175">
                <text:p>1.58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.01275">
                <text:p>5.01275</text:p>
              </table:table-cell>
              <table:table-cell office:value-type="float" office:value="3.08175">
                <text:p>3.08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9.89275">
                <text:p>9.89275</text:p>
              </table:table-cell>
              <table:table-cell office:value-type="float" office:value="6.08175">
                <text:p>6.0817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'Aptos Narrow'" fo:font-size="14pt" fo:language="sv" fo:country="S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000000" style:text-position="0% 100%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000000" style:text-position="0% 100%" fo:font-family="'Aptos Narrow'" fo:font-size="10pt" fo:language="sv" fo:country="SE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000000" style:text-position="0% 100%" fo:font-family="'Aptos Narrow'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000000" style:text-position="0% 100%" fo:font-family="'Aptos Narrow'" fo:font-size="10pt" fo:language="sv" fo:country="SE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106cm" svg:stroke-color="#156082" svg:stroke-linecap="round"/>
    </style:style>
    <style:style style:name="ch12" style:family="chart">
      <style:text-properties fo:color="#000000" style:text-position="0% 100%" fo:font-family="'Aptos Narrow'" fo:font-size="9pt" style:font-size-asian="9pt" style:font-size-complex="9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2" svg:stroke-width="0.053cm" svg:stroke-color="#e97132" svg:stroke-linecap="round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1.384cm" svg:height="16.462cm" xlink:href=".." xlink:type="simple" chart:class="chart:scatter" chart:style-name="ch1">
        <chart:title svg:x="8.102cm" svg:y="0.465cm" chart:style-name="ch2">
          <text:p>Decode Write 16MHz </text:p>
        </chart:title>
        <chart:legend chart:legend-position="top" svg:x="3.596cm" svg:y="1.449cm" style:legend-expansion="wide" chart:style-name="ch3"/>
        <chart:plot-area chart:style-name="ch4" table:cell-range-address="data.B21:data.C29 data.C20:data.C20 data.E20:data.E29" chart:data-source-has-labels="row" svg:x="1.434cm" svg:y="2.716cm" svg:width="19.523cm" svg:height="12.44cm">
          <chart:coordinate-region svg:x="2.646cm" svg:y="2.876cm" svg:width="17.939cm" svg:height="11.862cm"/>
          <chart:axis chart:dimension="x" chart:name="primary-x" chart:style-name="ch5">
            <chart:title svg:x="9.133cm" svg:y="15.485cm" chart:style-name="ch6">
              <text:p>Number of changed words</text:p>
            </chart:title>
            <chart:grid chart:style-name="ch7" chart:class="major"/>
          </chart:axis>
          <chart:axis chart:dimension="y" chart:name="primary-y" chart:style-name="ch8">
            <chart:title svg:x="0.451cm" svg:y="9.529cm" chart:style-name="ch9">
              <text:p>Cycles</text:p>
            </chart:title>
            <chart:grid chart:style-name="ch7" chart:class="major"/>
          </chart:axis>
          <chart:series chart:style-name="ch10" chart:values-cell-range-address="data.C21:data.C29" chart:label-cell-address="data.C20:data.C20" chart:class="chart:scatter">
            <chart:domain table:cell-range-address="data.B21:data.B29"/>
            <chart:regression-curve chart:style-name="ch11">
              <chart:equation chart:display-equation="true" chart:display-r-square="true" chart:style-name="ch12"/>
            </chart:regression-curve>
            <chart:data-point chart:repeated="9"/>
          </chart:series>
          <chart:series chart:style-name="ch13" chart:values-cell-range-address="data.E21:data.E29" chart:label-cell-address="data.E20:data.E20" chart:class="chart:scatter">
            <chart:regression-curve chart:style-name="ch14">
              <chart:equation chart:display-equation="true" chart:display-r-square="true" chart:style-name="ch12"/>
            </chart:regression-curve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YCLES_DECODE</text:p>
                <draw:g>
                  <svg:desc>data.C20:data.C20</svg:desc>
                </draw:g>
              </table:table-cell>
              <table:table-cell office:value-type="string">
                <text:p>CYCLES_DECODE_MULTOPS</text:p>
                <draw:g>
                  <svg:desc>data.E20:data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B21:data.B29</svg:desc>
                </draw:g>
              </table:table-cell>
              <table:table-cell office:value-type="float" office:value="1495">
                <text:p>1495</text:p>
                <draw:g>
                  <svg:desc>data.C21:data.C29</svg:desc>
                </draw:g>
              </table:table-cell>
              <table:table-cell office:value-type="float" office:value="NaN">
                <text:p>NaN</text:p>
                <draw:g>
                  <svg:desc>data.E21:data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67">
                <text:p>1867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591">
                <text:p>2591</text:p>
              </table:table-cell>
              <table:table-cell office:value-type="float" office:value="5819">
                <text:p>5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039">
                <text:p>4039</text:p>
              </table:table-cell>
              <table:table-cell office:value-type="float" office:value="11596">
                <text:p>115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935">
                <text:p>6935</text:p>
              </table:table-cell>
              <table:table-cell office:value-type="float" office:value="23102">
                <text:p>23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2727">
                <text:p>12727</text:p>
              </table:table-cell>
              <table:table-cell office:value-type="float" office:value="46141">
                <text:p>46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4311">
                <text:p>24311</text:p>
              </table:table-cell>
              <table:table-cell office:value-type="float" office:value="92226">
                <text:p>92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47479">
                <text:p>4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93815">
                <text:p>9381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ound" draw:dots1="1" draw:dots1-length="1%" draw:distance="199%"/>
    <draw:stroke-dash draw:name="msLineDash_20_2" draw:display-name="msLineDash 2" draw:style="round" draw:dots1="1" draw:dots1-length="1%" draw:distance="199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sv" fo:country="S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0pt" fo:language="sv" fo:country="SE" style:font-size-asian="10pt" style:font-size-complex="10pt"/>
    </style:style>
    <style:style style:name="ch7" style:family="chart">
      <style:chart-properties chart:auto-position="true" style:rotation-angle="90"/>
      <style:text-properties fo:color="#595959" style:text-position="0% 100%" fo:font-family="'Aptos Narrow'" fo:font-size="10pt" fo:language="sv" fo:country="SE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053cm" svg:stroke-color="#156082" svg:stroke-linecap="round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2" svg:stroke-width="0.053cm" svg:stroke-color="#e97132" svg:stroke-linecap="round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196b24" svg:stroke-linecap="round" draw:fill-color="#196b24" fo:wrap-option="wrap"/>
      <style:text-properties fo:color="#000000" style:text-position="0% 100%" fo:font-family="'Aptos Narrow'"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3" svg:stroke-width="0.053cm" svg:stroke-color="#196b24" svg:stroke-linecap="round"/>
    </style:style>
    <style:style style:name="ch1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0f9ed5" svg:stroke-linecap="round" draw:fill-color="#0f9ed5" fo:wrap-option="wrap"/>
      <style:text-properties fo:color="#000000" style:text-position="0% 100%" fo:font-family="'Aptos Narrow'" fo:font-size="10pt" style:font-size-asian="10pt" style:font-size-complex="10pt"/>
    </style:style>
    <style:style style:name="ch16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4" svg:stroke-width="0.053cm" svg:stroke-color="#0f9ed5" svg:stroke-linecap="round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23.719cm" svg:height="16.536cm" xlink:href=".." xlink:type="simple" chart:class="chart:scatter" chart:style-name="ch1">
        <chart:title svg:x="10.381cm" svg:y="0.466cm" chart:style-name="ch2">
          <text:p>Write 8MHz </text:p>
        </chart:title>
        <chart:legend chart:legend-position="top" svg:x="1.254cm" svg:y="1.449cm" style:legend-expansion="wide" chart:style-name="ch3"/>
        <chart:plot-area chart:style-name="ch4" table:cell-range-address="data.B3:data.F11 data.C2:data.F2" chart:data-source-has-labels="row" svg:x="1.481cm" svg:y="3.137cm" svg:width="21.764cm" svg:height="12.092cm">
          <chart:coordinate-region svg:x="2.508cm" svg:y="3.297cm" svg:width="20.457cm" svg:height="11.514cm"/>
          <chart:axis chart:dimension="x" chart:name="primary-x" chart:style-name="ch5">
            <chart:title svg:x="10.301cm" svg:y="15.559cm" chart:style-name="ch6">
              <text:p>Number of changed words</text:p>
            </chart:title>
          </chart:axis>
          <chart:axis chart:dimension="y" chart:name="primary-y" chart:style-name="ch5">
            <chart:title svg:x="0.451cm" svg:y="9.776cm" chart:style-name="ch7">
              <text:p>Cycles</text:p>
            </chart:title>
            <chart:grid chart:style-name="ch8" chart:class="major"/>
          </chart:axis>
          <chart:series chart:style-name="ch9" chart:values-cell-range-address="data.C3:data.C11" chart:label-cell-address="data.C2:data.C2" chart:class="chart:scatter">
            <chart:domain table:cell-range-address="data.B3:data.B11"/>
            <chart:regression-curve chart:style-name="ch10"/>
            <chart:data-point chart:repeated="9"/>
          </chart:series>
          <chart:series chart:style-name="ch11" chart:values-cell-range-address="data.D3:data.D11" chart:label-cell-address="data.D2:data.D2" chart:class="chart:scatter">
            <chart:regression-curve chart:style-name="ch12"/>
            <chart:data-point chart:repeated="9"/>
          </chart:series>
          <chart:series chart:style-name="ch13" chart:values-cell-range-address="data.E3:data.E11" chart:label-cell-address="data.E2:data.E2" chart:class="chart:scatter">
            <chart:regression-curve chart:style-name="ch14"/>
            <chart:data-point chart:repeated="9"/>
          </chart:series>
          <chart:series chart:style-name="ch15" chart:values-cell-range-address="data.F3:data.F11" chart:label-cell-address="data.F2:data.F2" chart:class="chart:scatter">
            <chart:regression-curve chart:style-name="ch16"/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YCLES_DECODE</text:p>
                <draw:g>
                  <svg:desc>data.C2:data.C2</svg:desc>
                </draw:g>
              </table:table-cell>
              <table:table-cell office:value-type="string">
                <text:p>CYCLES_APPLY</text:p>
                <draw:g>
                  <svg:desc>data.D2:data.D2</svg:desc>
                </draw:g>
              </table:table-cell>
              <table:table-cell office:value-type="string">
                <text:p>CYCLES_DECODE_MULTOPS</text:p>
                <draw:g>
                  <svg:desc>data.E2:data.E2</svg:desc>
                </draw:g>
              </table:table-cell>
              <table:table-cell office:value-type="string">
                <text:p>CYCLES_APPLY_MULTOPS</text:p>
                <draw:g>
                  <svg:desc>data.F2:data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B3:data.B11</svg:desc>
                </draw:g>
              </table:table-cell>
              <table:table-cell office:value-type="float" office:value="1221">
                <text:p>1221</text:p>
                <draw:g>
                  <svg:desc>data.C3:data.C11</svg:desc>
                </draw:g>
              </table:table-cell>
              <table:table-cell office:value-type="float" office:value="146">
                <text:p>146</text:p>
                <draw:g>
                  <svg:desc>data.D3:data.D11</svg:desc>
                </draw:g>
              </table:table-cell>
              <table:table-cell office:value-type="float" office:value="NaN">
                <text:p>NaN</text:p>
                <draw:g>
                  <svg:desc>data.E3:data.E11</svg:desc>
                </draw:g>
              </table:table-cell>
              <table:table-cell office:value-type="float" office:value="NaN">
                <text:p>NaN</text:p>
                <draw:g>
                  <svg:desc>data.F3:data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14">
                <text:p>1514</text:p>
              </table:table-cell>
              <table:table-cell office:value-type="float" office:value="158">
                <text:p>158</text:p>
              </table:table-cell>
              <table:table-cell office:value-type="float" office:value="2389">
                <text:p>238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100">
                <text:p>2100</text:p>
              </table:table-cell>
              <table:table-cell office:value-type="float" office:value="182">
                <text:p>182</text:p>
              </table:table-cell>
              <table:table-cell office:value-type="float" office:value="4725">
                <text:p>472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72">
                <text:p>3272</text:p>
              </table:table-cell>
              <table:table-cell office:value-type="float" office:value="230">
                <text:p>230</text:p>
              </table:table-cell>
              <table:table-cell office:value-type="float" office:value="9475">
                <text:p>9475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616">
                <text:p>5616</text:p>
              </table:table-cell>
              <table:table-cell office:value-type="float" office:value="326">
                <text:p>326</text:p>
              </table:table-cell>
              <table:table-cell office:value-type="float" office:value="18870">
                <text:p>1887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304">
                <text:p>10304</text:p>
              </table:table-cell>
              <table:table-cell office:value-type="float" office:value="518">
                <text:p>518</text:p>
              </table:table-cell>
              <table:table-cell office:value-type="float" office:value="37687">
                <text:p>37687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9680">
                <text:p>19680</text:p>
              </table:table-cell>
              <table:table-cell office:value-type="float" office:value="902">
                <text:p>902</text:p>
              </table:table-cell>
              <table:table-cell office:value-type="float" office:value="75321">
                <text:p>75321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38432">
                <text:p>38432</text:p>
              </table:table-cell>
              <table:table-cell office:value-type="float" office:value="1670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75936">
                <text:p>75936</text:p>
              </table:table-cell>
              <table:table-cell office:value-type="float" office:value="3206">
                <text:p>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ound" draw:dots1="1" draw:dots1-length="701%" draw:distance="399%"/>
    <draw:stroke-dash draw:name="msLineDash_20_2" draw:display-name="msLineDash 2" draw:style="round" draw:dots1="1" draw:dots1-length="701%" draw:distance="399%"/>
    <draw:stroke-dash draw:name="msLineDash_20_3" draw:display-name="msLineDash 3" draw:style="round" draw:dots1="1" draw:dots1-length="1%" draw:distance="199%"/>
    <draw:stroke-dash draw:name="msLineDash_20_4" draw:display-name="msLineDash 4" draw:style="round" draw:dots1="1" draw:dots1-length="1%" draw:distance="199%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sv" fo:country="S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053cm" svg:stroke-color="#156082" svg:stroke-linecap="round"/>
    </style:style>
    <style:style style:name="ch12" style:family="chart">
      <style:text-properties fo:color="#595959" style:text-position="0% 100%" fo:font-family="'Aptos Narrow'" fo:font-size="9pt" style:font-size-asian="9pt" style:font-size-complex="9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2" svg:stroke-width="0.053cm" svg:stroke-color="#e97132" svg:stroke-linecap="round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1.384cm" svg:height="16.479cm" xlink:href=".." xlink:type="simple" chart:class="chart:scatter" chart:style-name="ch1">
        <chart:title svg:x="8.565cm" svg:y="0.465cm" chart:style-name="ch2">
          <text:p>Apply Write 8MHz</text:p>
        </chart:title>
        <chart:legend chart:legend-position="top" svg:x="3.94cm" svg:y="1.449cm" style:legend-expansion="wide" chart:style-name="ch3"/>
        <chart:plot-area chart:style-name="ch4" table:cell-range-address="data.B3:data.B11 data.D2:data.D11 data.F2:data.F11" chart:data-source-has-labels="row" svg:x="1.556cm" svg:y="2.716cm" svg:width="19.401cm" svg:height="12.335cm">
          <chart:coordinate-region svg:x="2.398cm" svg:y="2.876cm" svg:width="18.187cm" svg:height="11.757cm"/>
          <chart:axis chart:dimension="x" chart:name="primary-x" chart:style-name="ch5">
            <chart:title svg:x="8.706cm" svg:y="15.38cm" chart:style-name="ch6">
              <text:p>Number of changed words</text:p>
            </chart:title>
            <chart:grid chart:style-name="ch7" chart:class="major"/>
          </chart:axis>
          <chart:axis chart:dimension="y" chart:name="primary-y" chart:style-name="ch8">
            <chart:title svg:x="0.451cm" svg:y="9.607cm" chart:style-name="ch9">
              <text:p>Cycles</text:p>
            </chart:title>
            <chart:grid chart:style-name="ch7" chart:class="major"/>
          </chart:axis>
          <chart:series chart:style-name="ch10" chart:values-cell-range-address="data.D3:data.D11" chart:label-cell-address="data.D2:data.D2" chart:class="chart:scatter">
            <chart:domain table:cell-range-address="data.B3:data.B11"/>
            <chart:regression-curve chart:style-name="ch11">
              <chart:equation chart:display-equation="true" chart:display-r-square="true" chart:style-name="ch12"/>
            </chart:regression-curve>
            <chart:data-point chart:repeated="9"/>
          </chart:series>
          <chart:series chart:style-name="ch13" chart:values-cell-range-address="data.F3:data.F11" chart:label-cell-address="data.F2:data.F2" chart:class="chart:scatter">
            <chart:regression-curve chart:style-name="ch14">
              <chart:equation chart:display-equation="true" chart:display-r-square="true" chart:style-name="ch12"/>
            </chart:regression-curve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YCLES_APPLY</text:p>
                <draw:g>
                  <svg:desc>data.D2:data.D2</svg:desc>
                </draw:g>
              </table:table-cell>
              <table:table-cell office:value-type="string">
                <text:p>CYCLES_APPLY_MULTOPS</text:p>
                <draw:g>
                  <svg:desc>data.F2:data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B3:data.B11</svg:desc>
                </draw:g>
              </table:table-cell>
              <table:table-cell office:value-type="float" office:value="146">
                <text:p>146</text:p>
                <draw:g>
                  <svg:desc>data.D3:data.D11</svg:desc>
                </draw:g>
              </table:table-cell>
              <table:table-cell office:value-type="float" office:value="NaN">
                <text:p>NaN</text:p>
                <draw:g>
                  <svg:desc>data.F3:data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8">
                <text:p>15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2">
                <text:p>18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30">
                <text:p>23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26">
                <text:p>326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18">
                <text:p>518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902">
                <text:p>902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670">
                <text:p>1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206">
                <text:p>32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ound" draw:dots1="1" draw:dots1-length="1%" draw:distance="199%"/>
    <draw:stroke-dash draw:name="msLineDash_20_2" draw:display-name="msLineDash 2" draw:style="round" draw:dots1="1" draw:dots1-length="1%" draw:distance="199%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sv" fo:country="S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106cm" svg:stroke-color="#156082" svg:stroke-linecap="round"/>
    </style:style>
    <style:style style:name="ch12" style:family="chart">
      <style:text-properties fo:color="#595959" style:text-position="0% 100%" fo:font-family="'Aptos Narrow'" fo:font-size="9pt" style:font-size-asian="9pt" style:font-size-complex="9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2" svg:stroke-width="0.053cm" svg:stroke-color="#e97132" svg:stroke-linecap="round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1.384cm" svg:height="16.468cm" xlink:href=".." xlink:type="simple" chart:class="chart:scatter" chart:style-name="ch1">
        <chart:title svg:x="8.248cm" svg:y="0.465cm" chart:style-name="ch2">
          <text:p>Decode Write 8MHz </text:p>
        </chart:title>
        <chart:legend chart:legend-position="top" svg:x="3.596cm" svg:y="1.449cm" style:legend-expansion="wide" chart:style-name="ch3"/>
        <chart:plot-area chart:style-name="ch4" table:cell-range-address="data.B3:data.C11 data.C2:data.C2 data.E2:data.E11" chart:data-source-has-labels="row" svg:x="1.556cm" svg:y="2.716cm" svg:width="19.401cm" svg:height="12.324cm">
          <chart:coordinate-region svg:x="2.583cm" svg:y="2.876cm" svg:width="18.002cm" svg:height="11.746cm"/>
          <chart:axis chart:dimension="x" chart:name="primary-x" chart:style-name="ch5">
            <chart:title svg:x="8.706cm" svg:y="15.369cm" chart:style-name="ch6">
              <text:p>Number of changed words</text:p>
            </chart:title>
            <chart:grid chart:style-name="ch7" chart:class="major"/>
          </chart:axis>
          <chart:axis chart:dimension="y" chart:name="primary-y" chart:style-name="ch8">
            <chart:title svg:x="0.451cm" svg:y="9.602cm" chart:style-name="ch9">
              <text:p>Cycles</text:p>
            </chart:title>
            <chart:grid chart:style-name="ch7" chart:class="major"/>
          </chart:axis>
          <chart:series chart:style-name="ch10" chart:values-cell-range-address="data.C3:data.C11" chart:label-cell-address="data.C2:data.C2" chart:class="chart:scatter">
            <chart:domain table:cell-range-address="data.B3:data.B11"/>
            <chart:regression-curve chart:style-name="ch11">
              <chart:equation chart:display-equation="true" chart:display-r-square="true" chart:style-name="ch12"/>
            </chart:regression-curve>
            <chart:data-point chart:repeated="9"/>
          </chart:series>
          <chart:series chart:style-name="ch13" chart:values-cell-range-address="data.E3:data.E11" chart:label-cell-address="data.E2:data.E2" chart:class="chart:scatter">
            <chart:regression-curve chart:style-name="ch14">
              <chart:equation chart:display-equation="true" chart:display-r-square="true" chart:style-name="ch12"/>
            </chart:regression-curve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YCLES_DECODE</text:p>
                <draw:g>
                  <svg:desc>data.C2:data.C2</svg:desc>
                </draw:g>
              </table:table-cell>
              <table:table-cell office:value-type="string">
                <text:p>CYCLES_DECODE_MULTOPS</text:p>
                <draw:g>
                  <svg:desc>data.E2:data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B3:data.B11</svg:desc>
                </draw:g>
              </table:table-cell>
              <table:table-cell office:value-type="float" office:value="1221">
                <text:p>1221</text:p>
                <draw:g>
                  <svg:desc>data.C3:data.C11</svg:desc>
                </draw:g>
              </table:table-cell>
              <table:table-cell office:value-type="float" office:value="NaN">
                <text:p>NaN</text:p>
                <draw:g>
                  <svg:desc>data.E3:data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14">
                <text:p>1514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100">
                <text:p>2100</text:p>
              </table:table-cell>
              <table:table-cell office:value-type="float" office:value="4725">
                <text:p>4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72">
                <text:p>3272</text:p>
              </table:table-cell>
              <table:table-cell office:value-type="float" office:value="9475">
                <text:p>9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616">
                <text:p>5616</text:p>
              </table:table-cell>
              <table:table-cell office:value-type="float" office:value="18870">
                <text:p>188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304">
                <text:p>10304</text:p>
              </table:table-cell>
              <table:table-cell office:value-type="float" office:value="37687">
                <text:p>37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9680">
                <text:p>19680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38432">
                <text:p>38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75936">
                <text:p>7593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ound" draw:dots1="1" draw:dots1-length="1%" draw:distance="199%"/>
    <draw:stroke-dash draw:name="msLineDash_20_2" draw:display-name="msLineDash 2" draw:style="round" draw:dots1="1" draw:dots1-length="1%" draw:distance="199%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sv" fo:country="S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inor-inner="false" chart:tick-marks-minor-outer="tru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106cm" svg:stroke-color="#156082" svg:stroke-linecap="round"/>
    </style:style>
    <style:style style:name="ch12" style:family="chart">
      <style:text-properties fo:color="#595959" style:text-position="0% 100%" fo:font-family="'Aptos Narrow'" fo:font-size="9pt" style:font-size-asian="9pt" style:font-size-complex="9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2" svg:stroke-width="0.053cm" svg:stroke-color="#e97132" svg:stroke-linecap="round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1.384cm" svg:height="16.479cm" xlink:href=".." xlink:type="simple" chart:class="chart:scatter" chart:style-name="ch1">
        <chart:title svg:x="8.499cm" svg:y="0.465cm" chart:style-name="ch2">
          <text:p>Apply Shift 16MHz</text:p>
        </chart:title>
        <chart:legend chart:legend-position="top" svg:x="3.94cm" svg:y="1.449cm" style:legend-expansion="wide" chart:style-name="ch3"/>
        <chart:plot-area chart:style-name="ch4" table:cell-range-address="data.B59:data.B68 data.D58:data.D68 data.F58:data.F68" chart:data-source-has-labels="row" svg:x="1.556cm" svg:y="2.716cm" svg:width="19.401cm" svg:height="12.335cm">
          <chart:coordinate-region svg:x="2.398cm" svg:y="2.876cm" svg:width="18.187cm" svg:height="11.607cm"/>
          <chart:axis chart:dimension="x" chart:name="primary-x" chart:style-name="ch5">
            <chart:title svg:x="8.706cm" svg:y="15.38cm" chart:style-name="ch6">
              <text:p>Number of changed words</text:p>
            </chart:title>
            <chart:grid chart:style-name="ch7" chart:class="major"/>
          </chart:axis>
          <chart:axis chart:dimension="y" chart:name="primary-y" chart:style-name="ch8">
            <chart:title svg:x="0.451cm" svg:y="9.607cm" chart:style-name="ch9">
              <text:p>Cycles</text:p>
            </chart:title>
            <chart:grid chart:style-name="ch7" chart:class="major"/>
          </chart:axis>
          <chart:series chart:style-name="ch10" chart:values-cell-range-address="data.D59:data.D68" chart:label-cell-address="data.D58:data.D58" chart:class="chart:scatter">
            <chart:domain table:cell-range-address="data.B59:data.B68"/>
            <chart:regression-curve chart:style-name="ch11">
              <chart:equation chart:display-equation="true" chart:display-r-square="true" chart:style-name="ch12"/>
            </chart:regression-curve>
            <chart:data-point chart:repeated="10"/>
          </chart:series>
          <chart:series chart:style-name="ch13" chart:values-cell-range-address="data.F59:data.F68" chart:label-cell-address="data.F58:data.F58" chart:class="chart:scatter">
            <chart:regression-curve chart:style-name="ch14">
              <chart:equation chart:display-equation="true" chart:display-r-square="true" chart:style-name="ch12"/>
            </chart:regression-curve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YCLES_APPLY</text:p>
                <draw:g>
                  <svg:desc>data.D58:data.D58</svg:desc>
                </draw:g>
              </table:table-cell>
              <table:table-cell office:value-type="string">
                <text:p>CYCLES_APPLY_MULTOPS</text:p>
                <draw:g>
                  <svg:desc>data.F58:data.F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B59:data.B68</svg:desc>
                </draw:g>
              </table:table-cell>
              <table:table-cell office:value-type="float" office:value="178">
                <text:p>178</text:p>
                <draw:g>
                  <svg:desc>data.D59:data.D68</svg:desc>
                </draw:g>
              </table:table-cell>
              <table:table-cell office:value-type="float" office:value="NaN">
                <text:p>NaN</text:p>
                <draw:g>
                  <svg:desc>data.F59:data.F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4">
                <text:p>19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81">
                <text:p>281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38">
                <text:p>638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114">
                <text:p>1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2066">
                <text:p>2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970">
                <text:p>3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7778">
                <text:p>777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ound" draw:dots1="1" draw:dots1-length="1%" draw:distance="199%"/>
    <draw:stroke-dash draw:name="msLineDash_20_2" draw:display-name="msLineDash 2" draw:style="round" draw:dots1="1" draw:dots1-length="1%" draw:distance="199%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scientific-number number:decimal-places="0" number:min-decimal-places="0" number:min-integer-digits="1" number:min-exponent-digits="2" number:exponent-interval="1" number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sv" fo:country="S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7" style:family="chart">
      <style:graphic-properties svg:stroke-width="0.026cm" svg:stroke-color="#d9d9d9"/>
    </style:style>
    <style:style style:name="ch8" style:family="chart" style:data-style-name="N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053cm" svg:stroke-color="#156082" svg:stroke-linecap="round"/>
    </style:style>
    <style:style style:name="ch12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2" svg:stroke-width="0.053cm" svg:stroke-color="#156082" svg:stroke-linecap="round"/>
    </style:style>
    <style:style style:name="ch13" style:family="chart">
      <style:text-properties fo:color="#595959" style:text-position="0% 100%" fo:font-family="'Aptos Narrow'" fo:font-size="9pt" style:font-size-asian="9pt" style:font-size-complex="9pt"/>
    </style:style>
    <style:style style:name="ch14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3" svg:stroke-width="0.053cm" svg:stroke-color="#e97132" svg:stroke-linecap="round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1.384cm" svg:height="16.468cm" xlink:href=".." xlink:type="simple" chart:class="chart:scatter" chart:style-name="ch1">
        <chart:title svg:x="8.248cm" svg:y="0.465cm" chart:style-name="ch2">
          <text:p>Decode Shift 16MHz</text:p>
        </chart:title>
        <chart:legend chart:legend-position="top" svg:x="3.596cm" svg:y="1.449cm" style:legend-expansion="wide" chart:style-name="ch3"/>
        <chart:plot-area chart:style-name="ch4" table:cell-range-address="data.B59:data.C68 data.C58:data.C58 data.E58:data.E68" chart:data-source-has-labels="row" svg:x="1.556cm" svg:y="3.135cm" svg:width="19.401cm" svg:height="11.905cm">
          <chart:coordinate-region svg:x="2.61cm" svg:y="3.295cm" svg:width="17.975cm" svg:height="11.327cm"/>
          <chart:axis chart:dimension="x" chart:name="primary-x" chart:style-name="ch5">
            <chart:title svg:x="8.706cm" svg:y="15.369cm" chart:style-name="ch6">
              <text:p>Number of changed words</text:p>
            </chart:title>
            <chart:grid chart:style-name="ch7" chart:class="major"/>
          </chart:axis>
          <chart:axis chart:dimension="y" chart:name="primary-y" chart:style-name="ch8">
            <chart:title svg:x="0.451cm" svg:y="9.811cm" chart:style-name="ch9">
              <text:p>Cycles</text:p>
            </chart:title>
            <chart:grid chart:style-name="ch7" chart:class="major"/>
          </chart:axis>
          <chart:series chart:style-name="ch10" chart:values-cell-range-address="data.C59:data.C68" chart:label-cell-address="data.C58:data.C58" chart:class="chart:scatter">
            <chart:domain table:cell-range-address="data.B59:data.B68"/>
            <chart:regression-curve chart:style-name="ch11"/>
            <chart:regression-curve chart:style-name="ch12">
              <chart:equation chart:display-equation="true" chart:display-r-square="false" chart:style-name="ch13"/>
            </chart:regression-curve>
            <chart:data-point chart:repeated="10"/>
          </chart:series>
          <chart:series chart:style-name="ch14" chart:values-cell-range-address="data.E59:data.E68" chart:label-cell-address="data.E58:data.E58" chart:class="chart:scatter">
            <chart:regression-curve chart:style-name="ch15">
              <chart:equation chart:display-equation="true" chart:display-r-square="true" chart:style-name="ch13"/>
            </chart:regression-curve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YCLES_DECODE</text:p>
                <draw:g>
                  <svg:desc>data.C58:data.C58</svg:desc>
                </draw:g>
              </table:table-cell>
              <table:table-cell office:value-type="string">
                <text:p>CYCLES_DECODE_MULTOPS</text:p>
                <draw:g>
                  <svg:desc>data.E58:data.E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B59:data.B68</svg:desc>
                </draw:g>
              </table:table-cell>
              <table:table-cell office:value-type="float" office:value="1761">
                <text:p>1761</text:p>
                <draw:g>
                  <svg:desc>data.C59:data.C68</svg:desc>
                </draw:g>
              </table:table-cell>
              <table:table-cell office:value-type="float" office:value="NaN">
                <text:p>NaN</text:p>
                <draw:g>
                  <svg:desc>data.E59:data.E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61">
                <text:p>1761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761">
                <text:p>1761</text:p>
              </table:table-cell>
              <table:table-cell office:value-type="float" office:value="6855">
                <text:p>6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761">
                <text:p>1761</text:p>
              </table:table-cell>
              <table:table-cell office:value-type="float" office:value="13739">
                <text:p>13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761">
                <text:p>1761</text:p>
              </table:table-cell>
              <table:table-cell office:value-type="float" office:value="27415">
                <text:p>27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761">
                <text:p>1761</text:p>
              </table:table-cell>
              <table:table-cell office:value-type="float" office:value="54767">
                <text:p>54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ound" draw:dots1="1" draw:dots1-length="1%" draw:distance="199%"/>
    <draw:stroke-dash draw:name="msLineDash_20_2" draw:display-name="msLineDash 2" draw:style="round" draw:dots1="1" draw:dots1-length="1%" draw:distance="199%"/>
    <draw:stroke-dash draw:name="msLineDash_20_3" draw:display-name="msLineDash 3" draw:style="round" draw:dots1="1" draw:dots1-length="1%" draw:distance="199%"/>
  </office:styles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sv" fo:country="S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106cm" svg:stroke-color="#156082" svg:stroke-linecap="round"/>
    </style:style>
    <style:style style:name="ch12" style:family="chart">
      <style:text-properties fo:color="#595959" style:text-position="0% 100%" fo:font-family="'Aptos Narrow'" fo:font-size="9pt" style:font-size-asian="9pt" style:font-size-complex="9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2" svg:stroke-width="0.053cm" svg:stroke-color="#e97132" svg:stroke-linecap="round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1.463cm" svg:height="16.479cm" xlink:href=".." xlink:type="simple" chart:class="chart:scatter" chart:style-name="ch1">
        <chart:title svg:x="8.684cm" svg:y="0.465cm" chart:style-name="ch2">
          <text:p>Apply Shift 8MHz</text:p>
        </chart:title>
        <chart:legend chart:legend-position="top" svg:x="3.979cm" svg:y="1.449cm" style:legend-expansion="wide" chart:style-name="ch3"/>
        <chart:plot-area chart:style-name="ch4" table:cell-range-address="data.B40:data.B49 data.D39:data.D49 data.F39:data.F49" chart:data-source-has-labels="row" svg:x="1.558cm" svg:y="2.716cm" svg:width="19.476cm" svg:height="12.335cm">
          <chart:coordinate-region svg:x="2.4cm" svg:y="2.876cm" svg:width="18.262cm" svg:height="11.757cm"/>
          <chart:axis chart:dimension="x" chart:name="primary-x" chart:style-name="ch5">
            <chart:title svg:x="8.746cm" svg:y="15.38cm" chart:style-name="ch6">
              <text:p>Number of changed words</text:p>
            </chart:title>
            <chart:grid chart:style-name="ch7" chart:class="major"/>
          </chart:axis>
          <chart:axis chart:dimension="y" chart:name="primary-y" chart:style-name="ch8">
            <chart:title svg:x="0.451cm" svg:y="9.607cm" chart:style-name="ch9">
              <text:p>Cycles</text:p>
            </chart:title>
            <chart:grid chart:style-name="ch7" chart:class="major"/>
          </chart:axis>
          <chart:series chart:style-name="ch10" chart:values-cell-range-address="data.D40:data.D49" chart:label-cell-address="data.D39:data.D39" chart:class="chart:scatter">
            <chart:domain table:cell-range-address="data.B40:data.B49"/>
            <chart:regression-curve chart:style-name="ch11">
              <chart:equation chart:display-equation="true" chart:display-r-square="true" chart:style-name="ch12"/>
            </chart:regression-curve>
            <chart:data-point chart:repeated="10"/>
          </chart:series>
          <chart:series chart:style-name="ch13" chart:values-cell-range-address="data.F40:data.F49" chart:label-cell-address="data.F39:data.F39" chart:class="chart:scatter">
            <chart:regression-curve chart:style-name="ch14">
              <chart:equation chart:display-equation="true" chart:display-r-square="true" chart:style-name="ch12"/>
            </chart:regression-curve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YCLES_APPLY</text:p>
                <draw:g>
                  <svg:desc>data.D39:data.D39</svg:desc>
                </draw:g>
              </table:table-cell>
              <table:table-cell office:value-type="string">
                <text:p>CYCLES_APPLY_MULTOPS</text:p>
                <draw:g>
                  <svg:desc>data.F39:data.F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B40:data.B49</svg:desc>
                </draw:g>
              </table:table-cell>
              <table:table-cell office:value-type="float" office:value="146">
                <text:p>146</text:p>
                <draw:g>
                  <svg:desc>data.D40:data.D49</svg:desc>
                </draw:g>
              </table:table-cell>
              <table:table-cell office:value-type="float" office:value="NaN">
                <text:p>NaN</text:p>
                <draw:g>
                  <svg:desc>data.F40:data.F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8">
                <text:p>15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2">
                <text:p>18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30">
                <text:p>23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26">
                <text:p>326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18">
                <text:p>518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670">
                <text:p>1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206">
                <text:p>3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278">
                <text:p>627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ound" draw:dots1="1" draw:dots1-length="1%" draw:distance="199%"/>
    <draw:stroke-dash draw:name="msLineDash_20_2" draw:display-name="msLineDash 2" draw:style="round" draw:dots1="1" draw:dots1-length="1%" draw:distance="199%"/>
  </office:styles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sv" fo:country="S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'Aptos Narrow'" fo:font-size="12pt" fo:language="sv" fo:country="SE" style:font-size-asian="12pt" style:font-size-complex="12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106cm" svg:stroke-color="#156082" svg:stroke-linecap="round"/>
    </style:style>
    <style:style style:name="ch12" style:family="chart">
      <style:text-properties fo:color="#595959" style:text-position="0% 100%" fo:font-family="'Aptos Narrow'" fo:font-size="9pt" style:font-size-asian="9pt" style:font-size-complex="9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2" svg:stroke-width="0.053cm" svg:stroke-color="#e97132" svg:stroke-linecap="round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1.302cm" svg:height="16.468cm" xlink:href=".." xlink:type="simple" chart:class="chart:scatter" chart:style-name="ch1">
        <chart:title svg:x="8.286cm" svg:y="0.465cm" chart:style-name="ch2">
          <text:p>Decode Shift 8MHz </text:p>
        </chart:title>
        <chart:legend chart:legend-position="top" svg:x="3.555cm" svg:y="1.449cm" style:legend-expansion="wide" chart:style-name="ch3"/>
        <chart:plot-area chart:style-name="ch4" table:cell-range-address="data.B40:data.C49 data.C39:data.C39 data.E39:data.E49" chart:data-source-has-labels="row" svg:x="1.555cm" svg:y="2.716cm" svg:width="19.321cm" svg:height="12.324cm">
          <chart:coordinate-region svg:x="2.582cm" svg:y="2.877cm" svg:width="17.922cm" svg:height="11.745cm"/>
          <chart:axis chart:dimension="x" chart:name="primary-x" chart:style-name="ch5">
            <chart:title svg:x="8.665cm" svg:y="15.369cm" chart:style-name="ch6">
              <text:p>Number of changed words</text:p>
            </chart:title>
            <chart:grid chart:style-name="ch7" chart:class="major"/>
          </chart:axis>
          <chart:axis chart:dimension="y" chart:name="primary-y" chart:style-name="ch8">
            <chart:title svg:x="0.451cm" svg:y="9.602cm" chart:style-name="ch9">
              <text:p>Cycles</text:p>
            </chart:title>
            <chart:grid chart:style-name="ch7" chart:class="major"/>
          </chart:axis>
          <chart:series chart:style-name="ch10" chart:values-cell-range-address="data.C40:data.C49" chart:label-cell-address="data.C39:data.C39" chart:class="chart:scatter">
            <chart:domain table:cell-range-address="data.B40:data.B49"/>
            <chart:regression-curve chart:style-name="ch11">
              <chart:equation chart:display-equation="true" chart:display-r-square="false" chart:style-name="ch12"/>
            </chart:regression-curve>
            <chart:data-point chart:repeated="10"/>
          </chart:series>
          <chart:series chart:style-name="ch13" chart:values-cell-range-address="data.E40:data.E49" chart:label-cell-address="data.E39:data.E39" chart:class="chart:scatter">
            <chart:regression-curve chart:style-name="ch14">
              <chart:equation chart:display-equation="true" chart:display-r-square="true" chart:style-name="ch12"/>
            </chart:regression-curve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YCLES_DECODE</text:p>
                <draw:g>
                  <svg:desc>data.C39:data.C39</svg:desc>
                </draw:g>
              </table:table-cell>
              <table:table-cell office:value-type="string">
                <text:p>CYCLES_DECODE_MULTOPS</text:p>
                <draw:g>
                  <svg:desc>data.E39:data.E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B40:data.B49</svg:desc>
                </draw:g>
              </table:table-cell>
              <table:table-cell office:value-type="float" office:value="1443">
                <text:p>1443</text:p>
                <draw:g>
                  <svg:desc>data.C40:data.C49</svg:desc>
                </draw:g>
              </table:table-cell>
              <table:table-cell office:value-type="float" office:value="NaN">
                <text:p>NaN</text:p>
                <draw:g>
                  <svg:desc>data.E40:data.E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43">
                <text:p>1443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443">
                <text:p>1443</text:p>
              </table:table-cell>
              <table:table-cell office:value-type="float" office:value="5545">
                <text:p>5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443">
                <text:p>1443</text:p>
              </table:table-cell>
              <table:table-cell office:value-type="float" office:value="11139">
                <text:p>111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43">
                <text:p>1443</text:p>
              </table:table-cell>
              <table:table-cell office:value-type="float" office:value="22225">
                <text:p>22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443">
                <text:p>1443</text:p>
              </table:table-cell>
              <table:table-cell office:value-type="float" office:value="44397">
                <text:p>44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ound" draw:dots1="1" draw:dots1-length="1%" draw:distance="199%"/>
    <draw:stroke-dash draw:name="msLineDash_20_2" draw:display-name="msLineDash 2" draw:style="round" draw:dots1="1" draw:dots1-length="1%" draw:distance="199%"/>
  </office:styles>
</office:document-styles>
</file>